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39mm"/>
    </style:style>
    <style:style style:name="co2" style:family="table-column">
      <style:table-column-properties fo:break-before="auto" style:column-width="49.74mm"/>
    </style:style>
    <style:style style:name="co3" style:family="table-column">
      <style:table-column-properties fo:break-before="auto" style:column-width="58.47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45.77mm"/>
    </style:style>
    <style:style style:name="co6" style:family="table-column">
      <style:table-column-properties fo:break-before="auto" style:column-width="53.18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44.71mm"/>
    </style:style>
    <style:style style:name="co9" style:family="table-column">
      <style:table-column-properties fo:break-before="auto" style:column-width="44.45mm"/>
    </style:style>
    <style:style style:name="co10" style:family="table-column">
      <style:table-column-properties fo:break-before="auto" style:column-width="50.01mm"/>
    </style:style>
    <style:style style:name="co11" style:family="table-column">
      <style:table-column-properties fo:break-before="auto" style:column-width="51.86mm"/>
    </style:style>
    <style:style style:name="co12" style:family="table-column">
      <style:table-column-properties fo:break-before="auto" style:column-width="48.95mm"/>
    </style:style>
    <style:style style:name="co13" style:family="table-column">
      <style:table-column-properties fo:break-before="auto" style:column-width="46.3mm"/>
    </style:style>
    <style:style style:name="co14" style:family="table-column">
      <style:table-column-properties fo:break-before="auto" style:column-width="46.04mm"/>
    </style:style>
    <style:style style:name="co15" style:family="table-column">
      <style:table-column-properties fo:break-before="auto" style:column-width="21.17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Excel_20_Built-in_20_Explanatory_20_Tex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4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" style:family="table-cell" style:parent-style-name="Excel_20_Built-in_20_Explanatory_20_Tex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20_2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20_2" style:data-style-name="N99">
      <style:table-cell-properties fo:border-bottom="none" style:diagonal-bl-tr="none" style:diagonal-tl-br="none" style:text-align-source="fix" style:repeat-content="false" fo:wrap-option="wrap" fo:border-left="none" style:direction="ltr" fo:border-right="1.76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Explanatory_20_Text">
      <style:table-cell-properties fo:border-bottom="non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Explanatory_20_Tex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Explanatory_20_Text" style:data-style-name="N99">
      <style:table-cell-properties fo:border-bottom="none" style:diagonal-bl-tr="none" style:diagonal-tl-br="none" style:text-align-source="fix" style:repeat-content="false" fo:wrap-option="wrap" fo:border-left="none" style:direction="ltr" fo:border-right="1.76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model_no</text:p>
          </table:table-cell>
          <table:table-cell table:style-name="ce1" office:value-type="string" calcext:value-type="string">
            <text:p>registration_no</text:p>
          </table:table-cell>
          <table:table-cell table:style-name="ce1" office:value-type="string" calcext:value-type="string">
            <text:p>name(vehicle_name)</text:p>
          </table:table-cell>
          <table:table-cell table:style-name="ce1" office:value-type="string" calcext:value-type="string">
            <text:p>vehicle_number</text:p>
          </table:table-cell>
          <table:table-cell table:style-name="ce1" office:value-type="string" calcext:value-type="string">
            <text:p>bus_type</text:p>
          </table:table-cell>
          <table:table-cell table:style-name="ce1" office:value-type="string" calcext:value-type="string">
            <text:p>name(station_name)</text:p>
          </table:table-cell>
          <table:table-cell table:style-name="ce1" office:value-type="string" calcext:value-type="string">
            <text:p>arrival_time</text:p>
          </table:table-cell>
          <table:table-cell table:style-name="ce1" office:value-type="string" calcext:value-type="string">
            <text:p>departure_time</text:p>
          </table:table-cell>
          <table:table-cell table:style-name="ce1" office:value-type="string" calcext:value-type="string">
            <text:p>is_source</text:p>
          </table:table-cell>
          <table:table-cell table:style-name="ce1" office:value-type="string" calcext:value-type="string">
            <text:p>is_destination</text:p>
          </table:table-cell>
          <table:table-cell table:style-name="ce1" office:value-type="string" calcext:value-type="string">
            <text:p>sequence</text:p>
          </table:table-cell>
          <table:table-cell table:style-name="ce6" office:value-type="string" calcext:value-type="string">
            <text:p>Duration</text:p>
          </table:table-cell>
          <table:table-cell table:style-name="ce1" office:value-type="string" calcext:value-type="string">
            <text:p>Fare</text:p>
          </table:table-cell>
          <table:table-cell table:style-name="ce7" office:value-type="string" calcext:value-type="string">
            <text:p>vehicle_type</text:p>
          </table:table-cell>
          <table:table-cell table:style-name="ce7" office:value-type="string" calcext:value-type="string">
            <text:p>Service No</text:p>
          </table:table-cell>
          <table:table-cell table:number-columns-repeated="1009"/>
        </table:table-row>
        <table:table-row table:style-name="ro2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RTC</text:p>
          </table:table-cell>
          <table:table-cell office:value-type="string" calcext:value-type="string">
            <text:p>Himgaurav 2X2 AC</text:p>
          </table:table-cell>
          <table:table-cell office:value-type="string" calcext:value-type="string">
            <text:p>SHIMLA ISBT TUTIKANDI</text:p>
          </table:table-cell>
          <table:table-cell table:number-columns-repeated="2" table:style-name="ce2" office:value-type="time" office:time-value="PT21H00M00S" calcext:value-type="time">
            <text:p>09:00 PM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s_outstation</text:p>
          </table:table-cell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TUTU</text:p>
          </table:table-cell>
          <table:table-cell table:number-columns-repeated="2" table:style-name="ce2" office:value-type="time" office:time-value="PT21H30M00S" calcext:value-type="time">
            <text:p>09:3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TEXT([.H3]-[.H2]; &quot;h:mm&quot;) &amp; &quot; hrs&quot;" office:value-type="string" office:string-value="0:30 hrs" calcext:value-type="string">
            <text:p>0:30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GHANATTI</text:p>
          </table:table-cell>
          <table:table-cell table:number-columns-repeated="2" table:style-name="ce2" office:value-type="time" office:time-value="PT21H45M00S" calcext:value-type="time">
            <text:p>09:45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TEXT([.H4]-[.H3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DARLAGHAT</text:p>
          </table:table-cell>
          <table:table-cell table:number-columns-repeated="2" table:style-name="ce2" office:value-type="time" office:time-value="PT22H15M00S" calcext:value-type="time">
            <text:p>10:15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formula="of:=TEXT([.H5]-[.H4]; &quot;h:mm&quot;) &amp; &quot; hrs&quot;" office:value-type="string" office:string-value="0:30 hrs" calcext:value-type="string">
            <text:p>0:30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CHAMAKHRIPUL</text:p>
          </table:table-cell>
          <table:table-cell table:number-columns-repeated="2" table:style-name="ce2" office:value-type="time" office:time-value="PT22H30M00S" calcext:value-type="time">
            <text:p>10:3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TEXT([.H6]-[.H5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BHRARIGHAT</text:p>
          </table:table-cell>
          <table:table-cell table:number-columns-repeated="2" table:style-name="ce2" office:value-type="time" office:time-value="PT22H45M00S" calcext:value-type="time">
            <text:p>10:45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formula="of:=TEXT([.H7]-[.H6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NAMHOL</text:p>
          </table:table-cell>
          <table:table-cell table:number-columns-repeated="2" table:style-name="ce2" office:value-type="time" office:time-value="PT23H00M00S" calcext:value-type="time">
            <text:p>11:0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formula="of:=TEXT([.H8]-[.H7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BRAMPUKHAR</text:p>
          </table:table-cell>
          <table:table-cell table:number-columns-repeated="2" table:style-name="ce2" office:value-type="time" office:time-value="PT23H15M00S" calcext:value-type="time">
            <text:p>11:15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formula="of:=TEXT([.H9]-[.H8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JUKHALA</text:p>
          </table:table-cell>
          <table:table-cell table:number-columns-repeated="2" table:style-name="ce2" office:value-type="time" office:time-value="PT23H30M00S" calcext:value-type="time">
            <text:p>11:3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formula="of:=TEXT([.H10]-[.H9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GHAGAS</text:p>
          </table:table-cell>
          <table:table-cell table:number-columns-repeated="2" table:style-name="ce2" office:value-type="time" office:time-value="PT23H45M00S" calcext:value-type="time">
            <text:p>11:45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table:formula="of:=TEXT([.H11]-[.H10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BERI</text:p>
          </table:table-cell>
          <table:table-cell table:number-columns-repeated="2" table:style-name="ce2" office:value-type="time" office:time-value="PT23H50M00S" calcext:value-type="time">
            <text:p>11:5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table:formula="of:=TEXT([.H12]-[.H11]; &quot;h:mm&quot;) &amp; &quot; hrs&quot;" office:value-type="string" office:string-value="0:05 hrs" calcext:value-type="string">
            <text:p>0:0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BARMANA</text:p>
          </table:table-cell>
          <table:table-cell table:number-columns-repeated="2" table:style-name="ce2" office:value-type="time" office:time-value="PT00H00M00S" calcext:value-type="time">
            <text:p>12:0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:10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SALAPAR</text:p>
          </table:table-cell>
          <table:table-cell table:number-columns-repeated="2" table:style-name="ce2" office:value-type="time" office:time-value="PT00H15M00S" calcext:value-type="time">
            <text:p>12:15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table:formula="of:=TEXT([.H14]-[.H13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S.NAGAR B. STAND</text:p>
          </table:table-cell>
          <table:table-cell table:number-columns-repeated="2" table:style-name="ce2" office:value-type="time" office:time-value="PT01H30M00S" calcext:value-type="time">
            <text:p>01:3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table:formula="of:=TEXT([.H15]-[.H14]; &quot;h:mm&quot;) &amp; &quot; hrs&quot;" office:value-type="string" office:string-value="1:15 hrs" calcext:value-type="string">
            <text:p>1:1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NERCHOWK</text:p>
          </table:table-cell>
          <table:table-cell table:number-columns-repeated="2" table:style-name="ce2" office:value-type="time" office:time-value="PT02H00M00S" calcext:value-type="time">
            <text:p>02:0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table:formula="of:=TEXT([.H16]-[.H15]; &quot;h:mm&quot;) &amp; &quot; hrs&quot;" office:value-type="string" office:string-value="0:30 hrs" calcext:value-type="string">
            <text:p>0:30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MANDI</text:p>
          </table:table-cell>
          <table:table-cell table:number-columns-repeated="2" table:style-name="ce2" office:value-type="time" office:time-value="PT02H30M00S" calcext:value-type="time">
            <text:p>02:3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table:formula="of:=TEXT([.H17]-[.H16]; &quot;h:mm&quot;) &amp; &quot; hrs&quot;" office:value-type="string" office:string-value="0:30 hrs" calcext:value-type="string">
            <text:p>0:30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PANDOH</text:p>
          </table:table-cell>
          <table:table-cell table:number-columns-repeated="2" table:style-name="ce2" office:value-type="time" office:time-value="PT03H15M00S" calcext:value-type="time">
            <text:p>03:15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  <table:table-cell table:formula="of:=TEXT([.H18]-[.H17]; &quot;h:mm&quot;) &amp; &quot; hrs&quot;" office:value-type="string" office:string-value="0:45 hrs" calcext:value-type="string">
            <text:p>0:4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AUT</text:p>
          </table:table-cell>
          <table:table-cell table:number-columns-repeated="2" table:style-name="ce2" office:value-type="time" office:time-value="PT04H00M00S" calcext:value-type="time">
            <text:p>04:0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table:formula="of:=TEXT([.H19]-[.H18]; &quot;h:mm&quot;) &amp; &quot; hrs&quot;" office:value-type="string" office:string-value="0:45 hrs" calcext:value-type="string">
            <text:p>0:4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BHUNTAR</text:p>
          </table:table-cell>
          <table:table-cell table:number-columns-repeated="2" table:style-name="ce2" office:value-type="time" office:time-value="PT04H45M00S" calcext:value-type="time">
            <text:p>04:45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  <table:table-cell table:formula="of:=TEXT([.H20]-[.H19]; &quot;h:mm&quot;) &amp; &quot; hrs&quot;" office:value-type="string" office:string-value="0:45 hrs" calcext:value-type="string">
            <text:p>0:4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KULLU</text:p>
          </table:table-cell>
          <table:table-cell table:number-columns-repeated="2" table:style-name="ce2" office:value-type="time" office:time-value="PT05H00M00S" calcext:value-type="time">
            <text:p>05:0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formula="of:=TEXT([.H21]-[.H20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PATLIKUHAL</text:p>
          </table:table-cell>
          <table:table-cell table:number-columns-repeated="2" table:style-name="ce2" office:value-type="time" office:time-value="PT05H45M00S" calcext:value-type="time">
            <text:p>05:45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  <table:table-cell table:formula="of:=TEXT([.H22]-[.H21]; &quot;h:mm&quot;) &amp; &quot; hrs&quot;" office:value-type="string" office:string-value="0:45 hrs" calcext:value-type="string">
            <text:p>0:45 hrs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gaurav 2X2 AC</text:p>
          </table:table-cell>
          <table:table-cell office:value-type="string" calcext:value-type="string">
            <text:p>MANALI</text:p>
          </table:table-cell>
          <table:table-cell table:number-columns-repeated="2" table:style-name="ce2" office:value-type="time" office:time-value="PT06H00M00S" calcext:value-type="time">
            <text:p>06:0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float" office:value="22" calcext:value-type="float">
            <text:p>22</text:p>
          </table:table-cell>
          <table:table-cell table:formula="of:=TEXT([.H23]-[.H22]; &quot;h:mm&quot;) &amp; &quot; hrs&quot;" office:value-type="string" office:string-value="0:15 hrs" calcext:value-type="string">
            <text:p>0:15 hrs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3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RTC</text:p>
          </table:table-cell>
          <table:table-cell office:value-type="string" calcext:value-type="string">
            <text:p>Himmani Deluxe 2X2 NON AC</text:p>
          </table:table-cell>
          <table:table-cell office:value-type="string" calcext:value-type="string">
            <text:p>SHIMLA ISBT TUTIKANDI</text:p>
          </table:table-cell>
          <table:table-cell table:number-columns-repeated="2" table:style-name="ce2" office:value-type="time" office:time-value="PT08H00M00S" calcext:value-type="time">
            <text:p>08:00 AM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s_outstation</text:p>
          </table:table-cell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GHAGAS</text:p>
          </table:table-cell>
          <table:table-cell table:number-columns-repeated="2" table:style-name="ce2" office:value-type="time" office:time-value="PT10H12M00S" calcext:value-type="time">
            <text:p>10:12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TEXT([.H25]-[.H24]; &quot;h:mm&quot;) &amp; &quot; hrs&quot;" office:value-type="string" office:string-value="2:12 hrs" calcext:value-type="string">
            <text:p>2:12 hrs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S.NAGAR B. STAND</text:p>
          </table:table-cell>
          <table:table-cell table:number-columns-repeated="2" table:style-name="ce2" office:value-type="time" office:time-value="PT11H03M00S" calcext:value-type="time">
            <text:p>11:03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TEXT([.H26]-[.H25]; &quot;h:mm&quot;) &amp; &quot; hrs&quot;" office:value-type="string" office:string-value="0:51 hrs" calcext:value-type="string">
            <text:p>0:51 hrs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NERCHOWK</text:p>
          </table:table-cell>
          <table:table-cell table:number-columns-repeated="2" table:style-name="ce2" office:value-type="time" office:time-value="PT11H18M00S" calcext:value-type="time">
            <text:p>11:18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formula="of:=TEXT([.H27]-[.H26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MANDI</text:p>
          </table:table-cell>
          <table:table-cell table:number-columns-repeated="2" table:style-name="ce2" office:value-type="time" office:time-value="PT11H39M00S" calcext:value-type="time">
            <text:p>11:39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TEXT([.H28]-[.H27]; &quot;h:mm&quot;) &amp; &quot; hrs&quot;" office:value-type="string" office:string-value="0:21 hrs" calcext:value-type="string">
            <text:p>0:21 hrs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AUT</text:p>
          </table:table-cell>
          <table:table-cell table:number-columns-repeated="2" table:style-name="ce2" office:value-type="time" office:time-value="PT12H42M00S" calcext:value-type="time">
            <text:p>12:42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formula="of:=TEXT([.H29]-[.H28]; &quot;h:mm&quot;) &amp; &quot; hrs&quot;" office:value-type="string" office:string-value="1:03 hrs" calcext:value-type="string">
            <text:p>1:03 hrs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BHUNTAR</text:p>
          </table:table-cell>
          <table:table-cell table:number-columns-repeated="2" table:style-name="ce2" office:value-type="time" office:time-value="PT13H09M00S" calcext:value-type="time">
            <text:p>01:09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formula="of:=TEXT([.H30]-[.H29]; &quot;h:mm&quot;) &amp; &quot; hrs&quot;" office:value-type="string" office:string-value="0:27 hrs" calcext:value-type="string">
            <text:p>0:27 hrs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KULLU</text:p>
          </table:table-cell>
          <table:table-cell table:number-columns-repeated="2" table:style-name="ce2" office:value-type="time" office:time-value="PT13H24M00S" calcext:value-type="time">
            <text:p>01:24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formula="of:=TEXT([.H31]-[.H30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PATLIKUHAL</text:p>
          </table:table-cell>
          <table:table-cell table:number-columns-repeated="2" table:style-name="ce2" office:value-type="time" office:time-value="PT13H58M00S" calcext:value-type="time">
            <text:p>01:58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formula="of:=TEXT([.H32]-[.H31]; &quot;h:mm&quot;) &amp; &quot; hrs&quot;" office:value-type="string" office:string-value="0:34 hrs" calcext:value-type="string">
            <text:p>0:34 hrs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MANALI</text:p>
          </table:table-cell>
          <table:table-cell table:number-columns-repeated="2" table:style-name="ce2" office:value-type="time" office:time-value="PT14H24M00S" calcext:value-type="time">
            <text:p>02:24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table:formula="of:=TEXT([.H33]-[.H32]; &quot;h:mm&quot;) &amp; &quot; hrs&quot;" office:value-type="string" office:string-value="0:26 hrs" calcext:value-type="string">
            <text:p>0:26 hrs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3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RTC</text:p>
          </table:table-cell>
          <table:table-cell office:value-type="string" calcext:value-type="string">
            <text:p>Himmani Deluxe 2X2 NON AC</text:p>
          </table:table-cell>
          <table:table-cell office:value-type="string" calcext:value-type="string">
            <text:p>SHIMLA ISBT TUTIKANDI</text:p>
          </table:table-cell>
          <table:table-cell table:number-columns-repeated="2" table:style-name="ce2" office:value-type="time" office:time-value="PT20H20M00S" calcext:value-type="time">
            <text:p>08:20 PM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s_outstation</text:p>
          </table:table-cell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BILASPUR</text:p>
          </table:table-cell>
          <table:table-cell table:number-columns-repeated="2" table:style-name="ce2" office:value-type="time" office:time-value="PT22H32M00S" calcext:value-type="time">
            <text:p>10:32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TEXT([.H35]-[.H34]; &quot;h:mm&quot;) &amp; &quot; hrs&quot;" office:value-type="string" office:string-value="2:12 hrs" calcext:value-type="string">
            <text:p>2:12 hrs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GHAGAS</text:p>
          </table:table-cell>
          <table:table-cell table:number-columns-repeated="2" table:style-name="ce2" office:value-type="time" office:time-value="PT22H45M00S" calcext:value-type="time">
            <text:p>10:45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TEXT([.H36]-[.H35]; &quot;h:mm&quot;) &amp; &quot; hrs&quot;" office:value-type="string" office:string-value="0:13 hrs" calcext:value-type="string">
            <text:p>0:13 hrs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SUNDER NAGAR</text:p>
          </table:table-cell>
          <table:table-cell table:number-columns-repeated="2" table:style-name="ce2" office:value-type="time" office:time-value="PT23H36M00S" calcext:value-type="time">
            <text:p>11:36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formula="of:=TEXT([.H37]-[.H36]; &quot;h:mm&quot;) &amp; &quot; hrs&quot;" office:value-type="string" office:string-value="0:51 hrs" calcext:value-type="string">
            <text:p>0:51 hrs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NERCHOWK</text:p>
          </table:table-cell>
          <table:table-cell table:number-columns-repeated="2" table:style-name="ce2" office:value-type="time" office:time-value="PT23H51M00S" calcext:value-type="time">
            <text:p>11:51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TEXT([.H38]-[.H37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MANDI</text:p>
          </table:table-cell>
          <table:table-cell table:number-columns-repeated="2" table:style-name="ce2" office:value-type="time" office:time-value="PT00H13M00S" calcext:value-type="time">
            <text:p>12:13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:22 hrs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AUT</text:p>
          </table:table-cell>
          <table:table-cell table:number-columns-repeated="2" table:style-name="ce2" office:value-type="time" office:time-value="PT01H15M00S" calcext:value-type="time">
            <text:p>01:15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formula="of:=TEXT([.H40]-[.H39]; &quot;h:mm&quot;) &amp; &quot; hrs&quot;" office:value-type="string" office:string-value="1:02 hrs" calcext:value-type="string">
            <text:p>1:02 hrs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BHUNTAR</text:p>
          </table:table-cell>
          <table:table-cell table:number-columns-repeated="2" table:style-name="ce2" office:value-type="time" office:time-value="PT01H43M00S" calcext:value-type="time">
            <text:p>01:43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formula="of:=TEXT([.H41]-[.H40]; &quot;h:mm&quot;) &amp; &quot; hrs&quot;" office:value-type="string" office:string-value="0:28 hrs" calcext:value-type="string">
            <text:p>0:28 hrs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KULLU</text:p>
          </table:table-cell>
          <table:table-cell table:number-columns-repeated="2" table:style-name="ce2" office:value-type="time" office:time-value="PT01H58M00S" calcext:value-type="time">
            <text:p>01:58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formula="of:=TEXT([.H42]-[.H41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Himmani Deluxe 2X2 NON AC</text:p>
          </table:table-cell>
          <table:table-cell office:value-type="string" calcext:value-type="string">
            <text:p>MANALI</text:p>
          </table:table-cell>
          <table:table-cell table:number-columns-repeated="2" table:style-name="ce2" office:value-type="time" office:time-value="PT02H58M00S" calcext:value-type="time">
            <text:p>02:58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table:formula="of:=TEXT([.H43]-[.H42]; &quot;h:mm&quot;) &amp; &quot; hrs&quot;" office:value-type="string" office:string-value="1:00 hrs" calcext:value-type="string">
            <text:p>1:00 hrs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3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RTC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SHIMLA ISBT TUTIKANDI</text:p>
          </table:table-cell>
          <table:table-cell table:number-columns-repeated="2" table:style-name="ce2" office:value-type="time" office:time-value="PT09H30M00S" calcext:value-type="time">
            <text:p>09:30 AM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s_outstation</text:p>
          </table:table-cell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GHAGAS</text:p>
          </table:table-cell>
          <table:table-cell table:number-columns-repeated="2" table:style-name="ce2" office:value-type="time" office:time-value="PT12H00M00S" calcext:value-type="time">
            <text:p>12:0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TEXT([.H45]-[.H44]; &quot;h:mm&quot;) &amp; &quot; hrs&quot;" office:value-type="string" office:string-value="2:30 hrs" calcext:value-type="string">
            <text:p>2:30 hrs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BARMANA</text:p>
          </table:table-cell>
          <table:table-cell table:number-columns-repeated="2" table:style-name="ce2" office:value-type="time" office:time-value="PT12H30M00S" calcext:value-type="time">
            <text:p>12:3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TEXT([.H46]-[.H45]; &quot;h:mm&quot;) &amp; &quot; hrs&quot;" office:value-type="string" office:string-value="0:30 hrs" calcext:value-type="string">
            <text:p>0:30 hrs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S.NAGAR B. STAND</text:p>
          </table:table-cell>
          <table:table-cell table:number-columns-repeated="2" table:style-name="ce2" office:value-type="time" office:time-value="PT12H40M00S" calcext:value-type="time">
            <text:p>12:4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formula="of:=TEXT([.H47]-[.H46]; &quot;h:mm&quot;) &amp; &quot; hrs&quot;" office:value-type="string" office:string-value="0:10 hrs" calcext:value-type="string">
            <text:p>0:10 hrs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NERCHOWK</text:p>
          </table:table-cell>
          <table:table-cell table:number-columns-repeated="2" table:style-name="ce2" office:value-type="time" office:time-value="PT13H00M00S" calcext:value-type="time">
            <text:p>01:0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TEXT([.H48]-[.H47]; &quot;h:mm&quot;) &amp; &quot; hrs&quot;" office:value-type="string" office:string-value="0:20 hrs" calcext:value-type="string">
            <text:p>0:20 hrs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MANDI</text:p>
          </table:table-cell>
          <table:table-cell table:number-columns-repeated="2" table:style-name="ce2" office:value-type="time" office:time-value="PT14H30M00S" calcext:value-type="time">
            <text:p>02:3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formula="of:=TEXT([.H49]-[.H48]; &quot;h:mm&quot;) &amp; &quot; hrs&quot;" office:value-type="string" office:string-value="1:30 hrs" calcext:value-type="string">
            <text:p>1:30 hrs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AUT</text:p>
          </table:table-cell>
          <table:table-cell table:number-columns-repeated="2" table:style-name="ce2" office:value-type="time" office:time-value="PT14H40M00S" calcext:value-type="time">
            <text:p>02:4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formula="of:=TEXT([.H50]-[.H49]; &quot;h:mm&quot;) &amp; &quot; hrs&quot;" office:value-type="string" office:string-value="0:10 hrs" calcext:value-type="string">
            <text:p>0:10 hrs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BHUNTAR</text:p>
          </table:table-cell>
          <table:table-cell table:number-columns-repeated="2" table:style-name="ce2" office:value-type="time" office:time-value="PT14H45M00S" calcext:value-type="time">
            <text:p>02:45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formula="of:=TEXT([.H51]-[.H50]; &quot;h:mm&quot;) &amp; &quot; hrs&quot;" office:value-type="string" office:string-value="0:05 hrs" calcext:value-type="string">
            <text:p>0:05 hrs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KULLU</text:p>
          </table:table-cell>
          <table:table-cell table:number-columns-repeated="2" table:style-name="ce2" office:value-type="time" office:time-value="PT15H20M00S" calcext:value-type="time">
            <text:p>03:2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formula="of:=TEXT([.H52]-[.H51]; &quot;h:mm&quot;) &amp; &quot; hrs&quot;" office:value-type="string" office:string-value="0:35 hrs" calcext:value-type="string">
            <text:p>0:35 hrs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PATLIKUHAL</text:p>
          </table:table-cell>
          <table:table-cell table:number-columns-repeated="2" table:style-name="ce2" office:value-type="time" office:time-value="PT15H30M00S" calcext:value-type="time">
            <text:p>03:3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table:formula="of:=TEXT([.H53]-[.H52]; &quot;h:mm&quot;) &amp; &quot; hrs&quot;" office:value-type="string" office:string-value="0:10 hrs" calcext:value-type="string">
            <text:p>0:10 hrs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MANALI</text:p>
          </table:table-cell>
          <table:table-cell table:number-columns-repeated="2" table:style-name="ce2" office:value-type="time" office:time-value="PT17H00M00S" calcext:value-type="time">
            <text:p>05:0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table:formula="of:=TEXT([.H54]-[.H53]; &quot;h:mm&quot;) &amp; &quot; hrs&quot;" office:value-type="string" office:string-value="1:30 hrs" calcext:value-type="string">
            <text:p>1:30 hrs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3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RTC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SHIMLA ISBT TUTIKANDI</text:p>
          </table:table-cell>
          <table:table-cell table:number-columns-repeated="2" table:style-name="ce2" office:value-type="time" office:time-value="PT10H35M00S" calcext:value-type="time">
            <text:p>10:35 AM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s_outstation</text:p>
          </table:table-cell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S.NAGAR B. STAND</text:p>
          </table:table-cell>
          <table:table-cell table:number-columns-repeated="2" table:style-name="ce2" office:value-type="time" office:time-value="PT15H00M00S" calcext:value-type="time">
            <text:p>03:0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TEXT([.H56]-[.H55]; &quot;h:mm&quot;) &amp; &quot; hrs&quot;" office:value-type="string" office:string-value="4:25 hrs" calcext:value-type="string">
            <text:p>4:25 h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NERCHOWK</text:p>
          </table:table-cell>
          <table:table-cell table:number-columns-repeated="2" table:style-name="ce2" office:value-type="time" office:time-value="PT15H20M00S" calcext:value-type="time">
            <text:p>03:2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TEXT([.H57]-[.H56]; &quot;h:mm&quot;) &amp; &quot; hrs&quot;" office:value-type="string" office:string-value="0:20 hrs" calcext:value-type="string">
            <text:p>0:20 h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MANDI</text:p>
          </table:table-cell>
          <table:table-cell table:number-columns-repeated="2" table:style-name="ce2" office:value-type="time" office:time-value="PT15H40M00S" calcext:value-type="time">
            <text:p>03:4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formula="of:=TEXT([.H58]-[.H57]; &quot;h:mm&quot;) &amp; &quot; hrs&quot;" office:value-type="string" office:string-value="0:20 hrs" calcext:value-type="string">
            <text:p>0:20 h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PANDOH</text:p>
          </table:table-cell>
          <table:table-cell table:number-columns-repeated="2" table:style-name="ce2" office:value-type="time" office:time-value="PT16H20M00S" calcext:value-type="time">
            <text:p>04:2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TEXT([.H59]-[.H58]; &quot;h:mm&quot;) &amp; &quot; hrs&quot;" office:value-type="string" office:string-value="0:40 hrs" calcext:value-type="string">
            <text:p>0:40 h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HANOGI</text:p>
          </table:table-cell>
          <table:table-cell table:number-columns-repeated="2" table:style-name="ce2" office:value-type="time" office:time-value="PT16H30M00S" calcext:value-type="time">
            <text:p>04:3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formula="of:=TEXT([.H60]-[.H59]; &quot;h:mm&quot;) &amp; &quot; hrs&quot;" office:value-type="string" office:string-value="0:10 hrs" calcext:value-type="string">
            <text:p>0:10 h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AUT</text:p>
          </table:table-cell>
          <table:table-cell table:number-columns-repeated="2" table:style-name="ce2" office:value-type="time" office:time-value="PT17H00M00S" calcext:value-type="time">
            <text:p>05:0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formula="of:=TEXT([.H61]-[.H60]; &quot;h:mm&quot;) &amp; &quot; hrs&quot;" office:value-type="string" office:string-value="0:30 hrs" calcext:value-type="string">
            <text:p>0:30 h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BAJOURA</text:p>
          </table:table-cell>
          <table:table-cell table:number-columns-repeated="2" table:style-name="ce2" office:value-type="time" office:time-value="PT17H05M00S" calcext:value-type="time">
            <text:p>05:05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formula="of:=TEXT([.H62]-[.H61]; &quot;h:mm&quot;) &amp; &quot; hrs&quot;" office:value-type="string" office:string-value="0:05 hrs" calcext:value-type="string">
            <text:p>0:05 h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BHUNTAR</text:p>
          </table:table-cell>
          <table:table-cell table:number-columns-repeated="2" table:style-name="ce2" office:value-type="time" office:time-value="PT17H10M00S" calcext:value-type="time">
            <text:p>05:1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formula="of:=TEXT([.H63]-[.H62]; &quot;h:mm&quot;) &amp; &quot; hrs&quot;" office:value-type="string" office:string-value="0:05 hrs" calcext:value-type="string">
            <text:p>0:05 h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MOHAL</text:p>
          </table:table-cell>
          <table:table-cell table:number-columns-repeated="2" table:style-name="ce2" office:value-type="time" office:time-value="PT17H15M00S" calcext:value-type="time">
            <text:p>05:15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table:formula="of:=TEXT([.H64]-[.H63]; &quot;h:mm&quot;) &amp; &quot; hrs&quot;" office:value-type="string" office:string-value="0:05 hrs" calcext:value-type="string">
            <text:p>0:05 h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KULLU</text:p>
          </table:table-cell>
          <table:table-cell table:number-columns-repeated="2" table:style-name="ce2" office:value-type="time" office:time-value="PT17H30M00S" calcext:value-type="time">
            <text:p>05:3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table:formula="of:=TEXT([.H65]-[.H64]; &quot;h:mm&quot;) &amp; &quot; hrs&quot;" office:value-type="string" office:string-value="0:15 hrs" calcext:value-type="string">
            <text:p>0:15 h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MANALI</text:p>
          </table:table-cell>
          <table:table-cell table:number-columns-repeated="2" table:style-name="ce2" office:value-type="time" office:time-value="PT19H00M00S" calcext:value-type="time">
            <text:p>07:0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table:formula="of:=TEXT([.H66]-[.H65]; &quot;h:mm&quot;) &amp; &quot; hrs&quot;" office:value-type="string" office:string-value="1:30 hrs" calcext:value-type="string">
            <text:p>1:30 hrs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3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RTC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SHIMLA ISBT TUTIKANDI</text:p>
          </table:table-cell>
          <table:table-cell table:number-columns-repeated="2" table:style-name="ce2" office:value-type="time" office:time-value="PT21H40M00S" calcext:value-type="time">
            <text:p>09:40 PM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s_outstation</text:p>
          </table:table-cell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BILASPUR</text:p>
          </table:table-cell>
          <table:table-cell table:number-columns-repeated="2" table:style-name="ce2" office:value-type="time" office:time-value="PT00H40M00S" calcext:value-type="time">
            <text:p>12:4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:00 hrs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SUNDER NAGAR</text:p>
          </table:table-cell>
          <table:table-cell table:number-columns-repeated="2" table:style-name="ce2" office:value-type="time" office:time-value="PT01H50M00S" calcext:value-type="time">
            <text:p>01:5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TEXT([.H69]-[.H68]; &quot;h:mm&quot;) &amp; &quot; hrs&quot;" office:value-type="string" office:string-value="1:10 hrs" calcext:value-type="string">
            <text:p>1:10 hrs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NERCHOWK</text:p>
          </table:table-cell>
          <table:table-cell table:number-columns-repeated="2" table:style-name="ce2" office:value-type="time" office:time-value="PT02H10M00S" calcext:value-type="time">
            <text:p>02:1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formula="of:=TEXT([.H70]-[.H69]; &quot;h:mm&quot;) &amp; &quot; hrs&quot;" office:value-type="string" office:string-value="0:20 hrs" calcext:value-type="string">
            <text:p>0:20 hrs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MANDI</text:p>
          </table:table-cell>
          <table:table-cell table:number-columns-repeated="2" table:style-name="ce2" office:value-type="time" office:time-value="PT02H30M00S" calcext:value-type="time">
            <text:p>02:3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formula="of:=TEXT([.H71]-[.H70]; &quot;h:mm&quot;) &amp; &quot; hrs&quot;" office:value-type="string" office:string-value="0:20 hrs" calcext:value-type="string">
            <text:p>0:20 hrs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PANDOH</text:p>
          </table:table-cell>
          <table:table-cell table:number-columns-repeated="2" table:style-name="ce2" office:value-type="time" office:time-value="PT03H00M00S" calcext:value-type="time">
            <text:p>03:0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formula="of:=TEXT([.H72]-[.H71]; &quot;h:mm&quot;) &amp; &quot; hrs&quot;" office:value-type="string" office:string-value="0:30 hrs" calcext:value-type="string">
            <text:p>0:30 hrs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AUT</text:p>
          </table:table-cell>
          <table:table-cell table:number-columns-repeated="2" table:style-name="ce2" office:value-type="time" office:time-value="PT03H50M00S" calcext:value-type="time">
            <text:p>03:5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formula="of:=TEXT([.H73]-[.H72]; &quot;h:mm&quot;) &amp; &quot; hrs&quot;" office:value-type="string" office:string-value="0:50 hrs" calcext:value-type="string">
            <text:p>0:50 hrs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BHUNTAR</text:p>
          </table:table-cell>
          <table:table-cell table:number-columns-repeated="2" table:style-name="ce2" office:value-type="time" office:time-value="PT04H30M00S" calcext:value-type="time">
            <text:p>04:3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formula="of:=TEXT([.H74]-[.H73]; &quot;h:mm&quot;) &amp; &quot; hrs&quot;" office:value-type="string" office:string-value="0:40 hrs" calcext:value-type="string">
            <text:p>0:40 hrs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KULLU</text:p>
          </table:table-cell>
          <table:table-cell table:number-columns-repeated="2" table:style-name="ce2" office:value-type="time" office:time-value="PT04H40M00S" calcext:value-type="time">
            <text:p>04:4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formula="of:=TEXT([.H75]-[.H74]; &quot;h:mm&quot;) &amp; &quot; hrs&quot;" office:value-type="string" office:string-value="0:10 hrs" calcext:value-type="string">
            <text:p>0:10 hrs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PATLIKUHAL</text:p>
          </table:table-cell>
          <table:table-cell table:number-columns-repeated="2" table:style-name="ce2" office:value-type="time" office:time-value="PT05H30M00S" calcext:value-type="time">
            <text:p>05:3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table:formula="of:=TEXT([.H76]-[.H75]; &quot;h:mm&quot;) &amp; &quot; hrs&quot;" office:value-type="string" office:string-value="0:50 hrs" calcext:value-type="string">
            <text:p>0:50 hrs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Ordinary</text:p>
          </table:table-cell>
          <table:table-cell office:value-type="string" calcext:value-type="string">
            <text:p>MANALI</text:p>
          </table:table-cell>
          <table:table-cell table:number-columns-repeated="2" table:style-name="ce2" office:value-type="time" office:time-value="PT06H00M00S" calcext:value-type="time">
            <text:p>06:00 A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table:formula="of:=TEXT([.H77]-[.H76]; &quot;h:mm&quot;) &amp; &quot; hrs&quot;" office:value-type="string" office:string-value="0:30 hrs" calcext:value-type="string">
            <text:p>0:30 hrs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3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RTC</text:p>
          </table:table-cell>
          <table:table-cell office:value-type="string" calcext:value-type="string">
            <text:p>LUXURY AC MINIBUS</text:p>
          </table:table-cell>
          <table:table-cell office:value-type="string" calcext:value-type="string">
            <text:p>SHIMLA ISBT TUTIKANDI</text:p>
          </table:table-cell>
          <table:table-cell table:number-columns-repeated="2" table:style-name="ce2" office:value-type="time" office:time-value="PT10H40M00S" calcext:value-type="time">
            <text:p>10:40 AM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s_outstation</text:p>
          </table:table-cell>
          <table:table-cell office:value-type="float" office:value="34" calcext:value-type="float">
            <text:p>3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LUXURY AC MINIBUS</text:p>
          </table:table-cell>
          <table:table-cell office:value-type="string" calcext:value-type="string">
            <text:p>S.NAGAR B. STAND</text:p>
          </table:table-cell>
          <table:table-cell table:number-columns-repeated="2" table:style-name="ce2" office:value-type="time" office:time-value="PT14H30M00S" calcext:value-type="time">
            <text:p>02:3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TEXT([.H79]-[.H78]; &quot;h:mm&quot;) &amp; &quot; hrs&quot;" office:value-type="string" office:string-value="3:50 hrs" calcext:value-type="string">
            <text:p>3:50 hrs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LUXURY AC MINIBUS</text:p>
          </table:table-cell>
          <table:table-cell office:value-type="string" calcext:value-type="string">
            <text:p>PANDOH</text:p>
          </table:table-cell>
          <table:table-cell table:number-columns-repeated="2" table:style-name="ce2" office:value-type="time" office:time-value="PT15H00M00S" calcext:value-type="time">
            <text:p>03:0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TEXT([.H80]-[.H79]; &quot;h:mm&quot;) &amp; &quot; hrs&quot;" office:value-type="string" office:string-value="0:30 hrs" calcext:value-type="string">
            <text:p>0:30 hrs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LUXURY AC MINIBUS</text:p>
          </table:table-cell>
          <table:table-cell office:value-type="string" calcext:value-type="string">
            <text:p>KULLU</text:p>
          </table:table-cell>
          <table:table-cell table:number-columns-repeated="2" table:style-name="ce2" office:value-type="time" office:time-value="PT15H30M00S" calcext:value-type="time">
            <text:p>03:3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formula="of:=TEXT([.H81]-[.H80]; &quot;h:mm&quot;) &amp; &quot; hrs&quot;" office:value-type="string" office:string-value="0:30 hrs" calcext:value-type="string">
            <text:p>0:30 hrs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string" calcext:value-type="string">
            <text:p>LUXURY AC MINIBUS</text:p>
          </table:table-cell>
          <table:table-cell office:value-type="string" calcext:value-type="string">
            <text:p>MANALI</text:p>
          </table:table-cell>
          <table:table-cell table:number-columns-repeated="2" table:style-name="ce2" office:value-type="time" office:time-value="PT17H00M00S" calcext:value-type="time">
            <text:p>05:00 PM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table:formula="of:=TEXT([.H82]-[.H81]; &quot;h:mm&quot;) &amp; &quot; hrs&quot;" office:value-type="string" office:string-value="1:30 hrs" calcext:value-type="string">
            <text:p>1:30 hrs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09"/>
        </table:table-row>
        <table:table-row table:style-name="ro3" table:number-rows-repeated="1141">
          <table:table-cell table:number-columns-repeated="1024"/>
        </table:table-row>
        <table:table-row table:style-name="ro4">
          <table:table-cell table:number-columns-repeated="6"/>
          <table:table-cell table:style-name="ce1" office:value-type="string" calcext:value-type="string">
            <text:p>model_no</text:p>
          </table:table-cell>
          <table:table-cell table:style-name="ce1" office:value-type="string" calcext:value-type="string">
            <text:p>registration_no</text:p>
          </table:table-cell>
          <table:table-cell table:style-name="ce1" office:value-type="string" calcext:value-type="string">
            <text:p>name(vehicle_name)</text:p>
          </table:table-cell>
          <table:table-cell table:style-name="ce1" office:value-type="string" calcext:value-type="string">
            <text:p>vehicle_number</text:p>
          </table:table-cell>
          <table:table-cell table:style-name="ce1" office:value-type="string" calcext:value-type="string">
            <text:p>bus_type</text:p>
          </table:table-cell>
          <table:table-cell table:style-name="ce1" office:value-type="string" calcext:value-type="string">
            <text:p>name(station_name)</text:p>
          </table:table-cell>
          <table:table-cell table:style-name="ce1" office:value-type="string" calcext:value-type="string">
            <text:p>arrival_time</text:p>
          </table:table-cell>
          <table:table-cell table:style-name="ce1" office:value-type="string" calcext:value-type="string">
            <text:p>departure_time</text:p>
          </table:table-cell>
          <table:table-cell table:style-name="ce1" office:value-type="string" calcext:value-type="string">
            <text:p>is_source</text:p>
          </table:table-cell>
          <table:table-cell table:style-name="ce1" office:value-type="string" calcext:value-type="string">
            <text:p>is_destination</text:p>
          </table:table-cell>
          <table:table-cell table:style-name="ce1" office:value-type="string" calcext:value-type="string">
            <text:p>sequence</text:p>
          </table:table-cell>
          <table:table-cell table:style-name="ce6" office:value-type="string" calcext:value-type="string">
            <text:p>Duration</text:p>
          </table:table-cell>
          <table:table-cell table:style-name="ce1" office:value-type="string" calcext:value-type="string">
            <text:p>Fare</text:p>
          </table:table-cell>
          <table:table-cell table:style-name="ce11" office:value-type="string" calcext:value-type="string">
            <text:p>vehicle_type</text:p>
          </table:table-cell>
          <table:table-cell table:style-name="ce11" office:value-type="string" calcext:value-type="string">
            <text:p>Service No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RTC</text:p>
          </table:table-cell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SHIMLA ISBT TUTIKANDI</text:p>
          </table:table-cell>
          <table:table-cell table:number-columns-repeated="2" table:style-name="ce2" office:value-type="time" office:time-value="PT08H00M00S" calcext:value-type="time">
            <text:p>08:00 AM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00 hrs</text:p>
          </table:table-cell>
          <table:table-cell/>
          <table:table-cell office:value-type="string" calcext:value-type="string">
            <text:p>bus_outstation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VAKNAGHAT</text:p>
          </table:table-cell>
          <table:table-cell table:number-columns-repeated="2" table:style-name="ce2" office:value-type="time" office:time-value="PT08H30M00S" calcext:value-type="time">
            <text:p>08:30 A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:30 hrs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SOLAN</text:p>
          </table:table-cell>
          <table:table-cell table:number-columns-repeated="2" table:style-name="ce2" office:value-type="time" office:time-value="PT09H11M00S" calcext:value-type="time">
            <text:p>09:11 A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:41 hrs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KALKA</text:p>
          </table:table-cell>
          <table:table-cell table:number-columns-repeated="2" table:style-name="ce2" office:value-type="time" office:time-value="PT10H15M00S" calcext:value-type="time">
            <text:p>10:15 A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04 hrs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CHANDIGARH</text:p>
          </table:table-cell>
          <table:table-cell table:number-columns-repeated="2" table:style-name="ce2" office:value-type="time" office:time-value="PT11H01M00S" calcext:value-type="time">
            <text:p>11:01 A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6 hrs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AMBALA CANT</text:p>
          </table:table-cell>
          <table:table-cell table:number-columns-repeated="2" table:style-name="ce2" office:value-type="time" office:time-value="PT12H21M00S" calcext:value-type="time">
            <text:p>12:21 P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0 hrs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PANIPAT</text:p>
          </table:table-cell>
          <table:table-cell table:number-columns-repeated="2" table:style-name="ce2" office:value-type="time" office:time-value="PT15H13M00S" calcext:value-type="time">
            <text:p>03:13 P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:52 hrs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4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DELHI ISBT KASHMIRI GATE</text:p>
          </table:table-cell>
          <table:table-cell table:number-columns-repeated="2" table:style-name="ce2" office:value-type="time" office:time-value="PT17H32M00S" calcext:value-type="time">
            <text:p>05:32 P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0" office:value-type="float" office:value="8" calcext:value-type="float">
            <text:p>8</text:p>
          </table:table-cell>
          <table:table-cell table:formula="of:=#VALUE!" office:value-type="string" office:string-value="" calcext:value-type="error">
            <text:p>#VALUE!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3">
          <table:table-cell table:number-columns-repeated="6"/>
          <table:table-cell office:value-type="string" calcext:value-type="string">
            <text:p>Not-available</text:p>
          </table:table-cell>
          <table:table-cell table:style-name="ce3" office:value-type="string" calcext:value-type="string">
            <text:p>Not-available</text:p>
          </table:table-cell>
          <table:table-cell table:style-name="ce3" office:value-type="string" calcext:value-type="string">
            <text:p>BUS</text:p>
          </table:table-cell>
          <table:table-cell table:style-name="ce3" office:value-type="string" calcext:value-type="string">
            <text:p>HRTC</text:p>
          </table:table-cell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SHIMLA ISBT TUTIKANDI</text:p>
          </table:table-cell>
          <table:table-cell table:number-columns-repeated="2" table:style-name="ce2" office:value-type="time" office:time-value="PT08H30M00S" calcext:value-type="time">
            <text:p>08:30 AM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s_outstation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VAKNAGHAT</text:p>
          </table:table-cell>
          <table:table-cell table:number-columns-repeated="2" table:style-name="ce2" office:value-type="time" office:time-value="PT09H00M00S" calcext:value-type="time">
            <text:p>09:00 A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:30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KANDAGHAT</text:p>
          </table:table-cell>
          <table:table-cell table:number-columns-repeated="2" table:style-name="ce2" office:value-type="time" office:time-value="PT09H15M00S" calcext:value-type="time">
            <text:p>09:15 A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:15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CHAMBAGHAT</text:p>
          </table:table-cell>
          <table:table-cell table:number-columns-repeated="2" table:style-name="ce2" office:value-type="time" office:time-value="PT09H30M00S" calcext:value-type="time">
            <text:p>09:30 A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:15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SOLAN</text:p>
          </table:table-cell>
          <table:table-cell table:number-columns-repeated="2" table:style-name="ce2" office:value-type="time" office:time-value="PT09H41M00S" calcext:value-type="time">
            <text:p>09:41 A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11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KALKA</text:p>
          </table:table-cell>
          <table:table-cell table:number-columns-repeated="2" table:style-name="ce2" office:value-type="time" office:time-value="PT10H45M00S" calcext:value-type="time">
            <text:p>10:45 A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04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CHANDIGARH</text:p>
          </table:table-cell>
          <table:table-cell table:number-columns-repeated="2" table:style-name="ce2" office:value-type="time" office:time-value="PT11H31M00S" calcext:value-type="time">
            <text:p>11:31 A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:46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AMBALA CANT</text:p>
          </table:table-cell>
          <table:table-cell table:number-columns-repeated="2" table:style-name="ce2" office:value-type="time" office:time-value="PT12H51M00S" calcext:value-type="time">
            <text:p>12:51 P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1:20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SHAHABAD</text:p>
          </table:table-cell>
          <table:table-cell table:number-columns-repeated="2" table:style-name="ce2" office:value-type="time" office:time-value="PT12H52M00S" calcext:value-type="time">
            <text:p>12:52 P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:01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PIPLI</text:p>
          </table:table-cell>
          <table:table-cell table:number-columns-repeated="2" table:style-name="ce2" office:value-type="time" office:time-value="PT12H53M00S" calcext:value-type="time">
            <text:p>12:53 P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01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NILOKHERI</text:p>
          </table:table-cell>
          <table:table-cell table:number-columns-repeated="2" table:style-name="ce2" office:value-type="time" office:time-value="PT12H54M00S" calcext:value-type="time">
            <text:p>12:54 P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:01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KARNAL</text:p>
          </table:table-cell>
          <table:table-cell table:number-columns-repeated="2" table:style-name="ce2" office:value-type="time" office:time-value="PT13H00M00S" calcext:value-type="time">
            <text:p>01:00 P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:06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PANIPAT</text:p>
          </table:table-cell>
          <table:table-cell table:number-columns-repeated="2" table:style-name="ce2" office:value-type="time" office:time-value="PT15H43M00S" calcext:value-type="time">
            <text:p>03:43 P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:43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MURTHAL</text:p>
          </table:table-cell>
          <table:table-cell table:number-columns-repeated="2" table:style-name="ce2" office:value-type="time" office:time-value="PT16H00M00S" calcext:value-type="time">
            <text:p>04:00 PM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:17 h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4">
          <table:table-cell table:number-columns-repeated="10"/>
          <table:table-cell office:value-type="string" calcext:value-type="string">
            <text:p>Himsuta AC Volvo 2X2 SCANIA</text:p>
          </table:table-cell>
          <table:table-cell table:style-name="ce3" office:value-type="string" calcext:value-type="string">
            <text:p>DELHI ISBT KASHMIRI GATE</text:p>
          </table:table-cell>
          <table:table-cell table:style-name="ce2" office:value-type="time" office:time-value="PT18H02M00S" calcext:value-type="time">
            <text:p>06:02 PM</text:p>
          </table:table-cell>
          <table:table-cell table:style-name="ce2" office:value-type="time" office:time-value="PT08H30M00S" calcext:value-type="time">
            <text:p>08:30 AM</text:p>
          </table:table-cell>
          <table:table-cell/>
          <table:table-cell table:style-name="ce8" table:formula="of:=TRUE()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formula="of:=#VALUE!" office:value-type="string" office:string-value="" calcext:value-type="error">
            <text:p>#VALUE!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 style:data-style-name="N2" text:time-value="00:00:43.834199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3:55:51.413402513</meta:creation-date>
    <dc:date>2018-03-29T00:03:25.550515725</dc:date>
    <meta:editing-duration>PT2M54S</meta:editing-duration>
    <meta:editing-cycles>3</meta:editing-cycles>
    <meta:generator>LibreOffice/5.1.6.2$Linux_X86_64 LibreOffice_project/10m0$Build-2</meta:generator>
    <meta:document-statistic meta:table-count="1" meta:cell-count="1011" meta:object-count="0"/>
  </office:meta>
</office:document-meta>
</file>